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d814"/>
    </style:style>
    <style:style style:name="P2" style:family="paragraph" style:parent-style-name="Standard">
      <style:text-properties officeooo:rsid="0015d814" officeooo:paragraph-rsid="0015d814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>
      <style:text-properties officeooo:rsid="0016f655" officeooo:paragraph-rsid="0016f655"/>
    </style:style>
    <style:style style:name="P6" style:family="paragraph" style:parent-style-name="Standard">
      <style:text-properties fo:font-weight="bold" officeooo:rsid="0016f655" officeooo:paragraph-rsid="0016f655" style:font-weight-asian="bold" style:font-weight-complex="bold"/>
    </style:style>
    <style:style style:name="P7" style:family="paragraph" style:parent-style-name="Standard">
      <style:text-properties officeooo:rsid="0018215e" officeooo:paragraph-rsid="0018215e"/>
    </style:style>
    <style:style style:name="P8" style:family="paragraph" style:parent-style-name="Preformatted_20_Text">
      <style:text-properties fo:font-weight="normal" officeooo:rsid="001a3e52" officeooo:paragraph-rsid="001a3e52" style:font-weight-asian="normal" style:font-weight-complex="normal"/>
    </style:style>
    <style:style style:name="P9" style:family="paragraph" style:parent-style-name="Preformatted_20_Text">
      <style:text-properties officeooo:rsid="001a3e52" officeooo:paragraph-rsid="001a3e52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rsid="001a3e52" officeooo:paragraph-rsid="001a3e52" style:font-weight-asian="bold" style:font-weight-complex="bold"/>
    </style:style>
    <style:style style:name="P12" style:family="paragraph" style:parent-style-name="Standard">
      <style:text-properties fo:font-weight="normal" officeooo:rsid="001a3e52" officeooo:paragraph-rsid="001a3e52" style:font-weight-asian="normal" style:font-weight-complex="normal"/>
    </style:style>
    <style:style style:name="P13" style:family="paragraph" style:parent-style-name="Text_20_body">
      <style:text-properties officeooo:paragraph-rsid="001a3e52"/>
    </style:style>
    <style:style style:name="P14" style:family="paragraph" style:parent-style-name="Text_20_body">
      <style:text-properties officeooo:rsid="001a3e52" officeooo:paragraph-rsid="001a3e52"/>
    </style:style>
    <style:style style:name="T1" style:family="text">
      <style:text-properties officeooo:rsid="0015d81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3e52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a3e52"/>
    </style:style>
    <style:style style:name="T6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0077aa" style:font-name="Consolas" fo:font-size="13.5pt" fo:letter-spacing="normal" fo:font-style="normal" loext:padding="0cm" loext:border="none"/>
    </style:style>
    <style:style style:name="T8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999999" style:font-name="Consolas" fo:font-size="13.5pt" fo:letter-spacing="normal" fo:font-style="normal" loext:padding="0cm" loext:border="none"/>
    </style:style>
    <style:style style:name="T10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3d464d" style:font-name="Consolas" fo:font-size="13.5pt" fo:letter-spacing="normal" fo:font-style="normal" loext:padding="0cm" loext:border="none"/>
    </style:style>
    <style:style style:name="T12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990055" style:font-name="Consolas" fo:font-size="13.5pt" fo:letter-spacing="normal" fo:font-style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RPO---------------------------------------------------------------------------------</text:p>
      <text:p text:style-name="Standard"/>
      <text:p text:style-name="P3">public class nomeDoPrograma{</text:p>
      <text:p text:style-name="P3"><text:tab/>public static void main(String[] args){</text:p>
      <text:p text:style-name="Standard"><text:tab/></text:p>
      <text:p text:style-name="Standard"><text:tab/><text:tab/>//CONTEUDO//<text:tab/></text:p>
      <text:p text:style-name="Standard"><text:tab/>}</text:p>
      <text:p text:style-name="Standard">}<text:tab/></text:p>
      <text:p text:style-name="Standard"/>
      <text:p text:style-name="Standard">CODIGOS--------------------------------------------------------------------------------</text:p>
      <text:p text:style-name="Standard"/>
      <text:p text:style-name="P7">Rodar um jar pelo terminal: <text:s/>java -jar NomeDoExecutavel</text:p>
      <text:p text:style-name="Standard"/>
      <text:p text:style-name="Standard">Escrever algo - <text:span text:style-name="T2">System.out.print("");</text:span></text:p>
      <text:p text:style-name="Standard"/>
      <text:p text:style-name="Standard">Declarar variavel - tipoVariavel nomeVariavel = valorVariavel; //valorVariavel é opcional//</text:p>
      <text:p text:style-name="Standard"/>
      <text:p text:style-name="P1">COMO USAR CASE --------------------------------------------------------------------</text:p>
      <text:p text:style-name="Standard"/>
      <text:p text:style-name="P3">switch (variavelASerTestada) {</text:p>
      <text:p text:style-name="P3"><text:s text:c="4"/>case opção1:</text:p>
      <text:p text:style-name="P3"><text:s text:c="12"/>/<text:span text:style-name="T4">/comando(s) caso a opção 1 tenha sido escolhida//</text:span></text:p>
      <text:p text:style-name="P3"><text:s text:c="12"/>break;</text:p>
      <text:p text:style-name="P3"><text:s text:c="4"/>case <text:span text:style-name="T4">opção2:</text:span></text:p>
      <text:p text:style-name="P3"><text:s text:c="12"/><text:span text:style-name="T4">//comando(s) caso a opção 2 tenha sido escolhida//</text:span></text:p>
      <text:p text:style-name="P3"><text:s text:c="12"/>break;</text:p>
      <text:p text:style-name="P3"><text:s text:c="4"/>case <text:span text:style-name="T4">opção3:</text:span></text:p>
      <text:p text:style-name="P3"><text:s text:c="12"/>//comando(s) caso a opção 3 tenha sido escolhida//</text:p>
      <text:p text:style-name="P3"><text:s text:c="12"/>break;</text:p>
      <text:p text:style-name="P3"><text:s text:c="4"/>default:</text:p>
      <text:p text:style-name="P4"><text:s text:c="12"/>//comando(s) caso nenhuma das opções anteriores tenha sido escolhida//</text:p>
      <text:p text:style-name="P3">}</text:p>
      <text:p text:style-name="Standard"/>
      <text:p text:style-name="Standard">COMO USAR IF----------------------------------------------------------------------------</text:p>
      <text:p text:style-name="Standard"><text:s/></text:p>
      <text:p text:style-name="Standard"><text:span text:style-name="T2">if</text:span>(//condicao/){</text:p>
      <text:p text:style-name="Standard"/>
      <text:p text:style-name="Standard"><text:tab/>//o que vai acontecer//</text:p>
      <text:p text:style-name="Standard">}<text:span text:style-name="T2">else</text:span>{ </text:p>
      <text:p text:style-name="Standard"><text:tab/><text:tab/>//o que vai acontecer//</text:p>
      <text:p text:style-name="Standard">}</text:p>
      <text:p text:style-name="Standard"/>
      <text:p text:style-name="Standard">COMO USAR FOR--------------------------------------------------------------------------</text:p>
      <text:p text:style-name="Standard"/>
      <text:p text:style-name="Standard"><text:span text:style-name="T2">for</text:span>(//inicia uma variavel// ; //coloca um limite pra ela// ; //um comando para sempre q o loop for realizado//){</text:p>
      <text:p text:style-name="Standard"><text:tab/>//o que vai acontecer </text:p>
      <text:p text:style-name="Standard">}</text:p>
      <text:p text:style-name="Standard"/>
      <text:p text:style-name="Standard"><text:s/>//bom pra adicionar um contador//</text:p>
      <text:p text:style-name="Standard"><text:s/></text:p>
      <text:p text:style-name="Standard"/>
      <text:p text:style-name="Standard"><text:soft-page-break/>----------------------------------------------------------------------------------------------------</text:p>
      <text:p text:style-name="Standard"/>
      <text:p text:style-name="P6">CLASSES</text:p>
      <text:p text:style-name="Standard"/>
      <text:p text:style-name="Standard">COMO CRIAR CLASSE----------------------------------------------------------------------</text:p>
      <text:p text:style-name="Standard"/>
      <text:p text:style-name="P3">public class nomeDaClasse{</text:p>
      <text:p text:style-name="P3"><text:tab/>TipoVariavel NomeVariavel;<text:tab/>//podemos colocar static antes da variavel para falar q ela vale por toda a classe//<text:tab/></text:p>
      <text:p text:style-name="P3"><text:tab/><text:tab/><text:tab/><text:tab/><text:tab/>//podemos colocar private antes da variavel para proibir a manipulacao direta da mesma// </text:p>
      <text:p text:style-name="P3">}</text:p>
      <text:p text:style-name="Standard"/>
      <text:p text:style-name="Standard">CRIAR UMA REFERENCIA PARA UMA CLASSE---------------------------------------</text:p>
      <text:p text:style-name="Standard"/>
      <text:p text:style-name="P3">NomeClasse NomeReferencia = new NomeClasse();</text:p>
      <text:p text:style-name="Standard"/>
      <text:p text:style-name="Standard">//vc que escolhe o NomeInstancia//</text:p>
      <text:p text:style-name="Standard"/>
      <text:p text:style-name="Standard"><text:span text:style-name="T2">NomeClasse nomeReferenciaNova = nomeReferenciaAntiga</text:span> //cria uma nova referencia para um msm objeto</text:p>
      <text:p text:style-name="Standard"/>
      <text:p text:style-name="Standard"/>
      <text:p text:style-name="Standard">DAR VALOR A VARIAVEL DA INSTANCIA---------------------------------------------------</text:p>
      <text:p text:style-name="Standard"/>
      <text:p text:style-name="P3">NomeReferencia.NomeVariavel = Valor</text:p>
      <text:p text:style-name="Standard"/>
      <text:p text:style-name="Standard"/>
      <text:p text:style-name="Standard">CRIAR METODO--------------------------------------------------------------------------------------</text:p>
      <text:p text:style-name="Standard"/>
      <text:p text:style-name="P3">public void nomeDoMetodo(tipoVariavel NomeVariavelTemporaria1){ </text:p>
      <text:p text:style-name="Standard">//o que vai acontecer //</text:p>
      <text:p text:style-name="P3">}</text:p>
      <text:p text:style-name="Standard"/>
      <text:p text:style-name="P2">COMENTARIOS SOBRE METODOS</text:p>
      <text:p text:style-name="Standard">//se vc colocar abstract antes de void o metodo vira um metodo abstrato, todos os filhos dessa classe necessitam de ter esse metodo sobrescrito//</text:p>
      <text:p text:style-name="Standard">//se vc tiver usando um metodo com uma variavel static vc tbm deve usar static antes do void//</text:p>
      <text:p text:style-name="Standard">//o void significa que o metodo pode n voltar uma resposta, caso ele retorne uma resposta coloque o tipo no lugar do void. Ex public int nomeDoMetodo(){ }//</text:p>
      <text:p text:style-name="Standard"/>
      <text:p text:style-name="Standard">CHAMAR UM METODO-----------------------------------------------------------------------------</text:p>
      <text:p text:style-name="Standard"/>
      <text:p text:style-name="Standard"><text:span text:style-name="T2">nomeDaReferencia.nomeDoMetodo</text:span>(//parametro//);</text:p>
      <text:p text:style-name="Standard">//parametro opcional//</text:p>
      <text:p text:style-name="Standard"><text:span text:style-name="T2">nomeDaClasse.nomeDoMetodo</text:span>(//parametro//)//caso seja um metodo static//</text:p>
      <text:p text:style-name="Standard"/>
      <text:p text:style-name="Standard">C<text:span text:style-name="T1">RIAR</text:span> <text:span text:style-name="T1">UM</text:span> <text:span text:style-name="T1">CONSTRUTOR PARA CLASSE</text:span>------------------------------------------------------</text:p>
      <text:p text:style-name="Standard"/>
      <text:p text:style-name="P3">public nomeClasse(Parametros){</text:p>
      <text:p text:style-name="Standard"><text:tab/>//CONTEUDO PARA SER EXECUTADO//</text:p>
      <text:p text:style-name="Standard">}</text:p>
      <text:p text:style-name="Standard"><text:soft-page-break/><text:s/><text:tab/>//Sempre q uma nova referencia for criada vai ser executado isso, e os parametros vão ser obrigatorios//</text:p>
      <text:p text:style-name="Standard"/>
      <text:p text:style-name="Standard"/>
      <text:p text:style-name="Standard">C<text:span text:style-name="T1">RIAR UMA INTERFACE---------------------------------------------------------------------------</text:span></text:p>
      <text:p text:style-name="Standard"/>
      <text:p text:style-name="P3">public abstract interface nomeDaInterface{</text:p>
      <text:p text:style-name="Standard"><text:tab/>//todos os metodos devem ser abstratos//</text:p>
      <text:p text:style-name="P3">}</text:p>
      <text:p text:style-name="Standard"/>
      <text:p text:style-name="Standard">I<text:span text:style-name="T1">MPLEMENTAR</text:span> <text:span text:style-name="T1">UMA INTERFACE EM UMA CLASSE--------------------------------------</text:span></text:p>
      <text:p text:style-name="Standard"/>
      <text:p text:style-name="P3">public class nomeClasse implements nomeDaInterface{</text:p>
      <text:p text:style-name="Standard"><text:tab/>//é obrigatorio a classe ter todos os metodos da interface//</text:p>
      <text:p text:style-name="P3">}</text:p>
      <text:p text:style-name="Standard"/>
      <text:p text:style-name="P6">---------------------------------------------------------------------------------------------------------------</text:p>
      <text:p text:style-name="P5"/>
      <text:p text:style-name="P6">EXCECÕES </text:p>
      <text:p text:style-name="Standard"/>
      <text:p text:style-name="Standard"><text:span text:style-name="T1">TRY E CATCH</text:span>--------------------------------------------------------------------------------------------</text:p>
      <text:p text:style-name="Standard"/>
      <text:p text:style-name="P3">try{</text:p>
      <text:p text:style-name="P3"><text:tab/>//codigo</text:p>
      <text:p text:style-name="P3">}catch(Exception ex){</text:p>
      <text:p text:style-name="P3"><text:tab/>//oque vai acontecer caso n consiga</text:p>
      <text:p text:style-name="P3">}</text:p>
      <text:p text:style-name="Standard"/>
      <text:p text:style-name="P2">JOGAR UMA EXCESSÃO</text:p>
      <text:p text:style-name="Standard"/>
      <text:p text:style-name="P3">throw new //NomeDaClasseDaExcecão(mensagem);</text:p>
      <text:p text:style-name="Standard"><text:s/><text:tab/></text:p>
      <text:p text:style-name="P10">-----------------------------------------------------------------------------------------------------------------</text:p>
      <text:p text:style-name="P11">ARRAYS </text:p>
      <text:p text:style-name="P11"/>
      <text:p text:style-name="P12">DECLARAR ARRAYS SEM INICIALIZAR----------------------------------------------------------</text:p>
      <text:p text:style-name="P12"/>
      <text:p text:style-name="P8"><text:span text:style-name="Source_20_Text"><text:span text:style-name="T7">int</text:span></text:span><text:span text:style-name="Source_20_Text"><text:span text:style-name="T9">[]</text:span></text:span><text:span text:style-name="Source_20_Text"><text:span text:style-name="T11"> numeros </text:span></text:span><text:span text:style-name="Source_20_Text"><text:span text:style-name="T9">=</text:span></text:span><text:span text:style-name="Source_20_Text"><text:span text:style-name="T11"> </text:span></text:span><text:span text:style-name="Source_20_Text"><text:span text:style-name="T7">new</text:span></text:span><text:span text:style-name="Source_20_Text"><text:span text:style-name="T11"> </text:span></text:span><text:span text:style-name="Source_20_Text"><text:span text:style-name="T7">int</text:span></text:span><text:span text:style-name="Source_20_Text"><text:span text:style-name="T9">[</text:span></text:span><text:span text:style-name="Source_20_Text"><text:span text:style-name="T13">6</text:span></text:span><text:span text:style-name="Source_20_Text"><text:span text:style-name="T9">];</text:span></text:span></text:p>
      <text:p text:style-name="Text_20_body"/>
      <text:p text:style-name="P14">DECLARAR ARRAYS INICIALIZANDO-------------------------------------------------------------</text:p>
      <text:p text:style-name="P9"><text:span text:style-name="Source_20_Text"><text:span text:style-name="T6"/></text:span></text:p>
      <text:p text:style-name="P9"><text:span text:style-name="Source_20_Text"><text:span text:style-name="T6">int</text:span></text:span><text:span text:style-name="Source_20_Text"><text:span text:style-name="T8">[]</text:span></text:span><text:span text:style-name="Source_20_Text"><text:span text:style-name="T10"> refs </text:span></text:span><text:span text:style-name="Source_20_Text"><text:span text:style-name="T8">=</text:span></text:span><text:span text:style-name="Source_20_Text"><text:span text:style-name="T10"> </text:span></text:span><text:span text:style-name="Source_20_Text"><text:span text:style-name="T8">{</text:span></text:span><text:span text:style-name="Source_20_Text"><text:span text:style-name="T12">1</text:span></text:span><text:span text:style-name="Source_20_Text"><text:span text:style-name="T8">,</text:span></text:span><text:span text:style-name="Source_20_Text"><text:span text:style-name="T12">2</text:span></text:span><text:span text:style-name="Source_20_Text"><text:span text:style-name="T8">,</text:span></text:span><text:span text:style-name="Source_20_Text"><text:span text:style-name="T12">3</text:span></text:span><text:span text:style-name="Source_20_Text"><text:span text:style-name="T8">,</text:span></text:span><text:span text:style-name="Source_20_Text"><text:span text:style-name="T12">4</text:span></text:span><text:span text:style-name="Source_20_Text"><text:span text:style-name="T8">,</text:span></text:span><text:span text:style-name="Source_20_Text"><text:span text:style-name="T12">5</text:span></text:span><text:span text:style-name="Source_20_Text"><text:span text:style-name="T8">};</text:span></text:span></text:p>
      <text:p text:style-name="P14"/>
      <text:p text:style-name="P13"><text:span text:style-name="T5">ATRIBUIR VALOR A ARRAYS--------------------------------------------------------------------------</text:span></text:p>
      <text:p text:style-name="P13"/>
      <text:p text:style-name="P13"><text:span text:style-name="T3">numeros[0] = 1;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08:04:36.767886420</meta:creation-date>
    <dc:date>2021-10-21T23:37:16.314549965</dc:date>
    <meta:editing-duration>PT29M12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3" meta:paragraph-count="95" meta:word-count="416" meta:character-count="4440" meta:non-whitespace-character-count="3977"/>
  </office:meta>
</office:document-meta>
</file>